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6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2.1cm" svg:height="0.6cm" svg:x="1.9cm" svg:y="1.8cm">
          <text:p text:style-name="P1"><text:span text:style-name="T1">1 TRD0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1cm" svg:height="0.6cm" svg:x="1.9cm" svg:y="2.4cm">
          <text:p text:style-name="P1"><text:span text:style-name="T1">2 TRD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1cm" svg:height="0.6cm" svg:x="1.9cm" svg:y="3cm">
          <text:p text:style-name="P1"><text:span text:style-name="T1">3 TRD1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1cm" svg:height="0.6cm" svg:x="1.9cm" svg:y="3.6cm">
          <text:p text:style-name="P1"><text:span text:style-name="T1">4 TRD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1cm" svg:height="0.6cm" svg:x="1.9cm" svg:y="4.2cm">
          <text:p text:style-name="P1"><text:span text:style-name="T1">5 TRD2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1cm" svg:height="0.6cm" svg:x="1.9cm" svg:y="4.8cm">
          <text:p text:style-name="P1"><text:span text:style-name="T1">6 TRD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1cm" svg:height="0.6cm" svg:x="1.9cm" svg:y="5.4cm">
          <text:p text:style-name="P1"><text:span text:style-name="T1">7 TRD3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1cm" svg:height="0.6cm" svg:x="1.9cm" svg:y="6cm">
          <text:p text:style-name="P1"><text:span text:style-name="T1">8 TRD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1cm" svg:height="0.6cm" svg:x="5.7cm" svg:y="1.8cm">
          <text:p text:style-name="P1"><text:span text:style-name="T1">1 TRD0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1cm" svg:height="0.6cm" svg:x="5.7cm" svg:y="2.4cm">
          <text:p text:style-name="P1"><text:span text:style-name="T1">2 TRD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1cm" svg:height="0.6cm" svg:x="5.7cm" svg:y="3cm">
          <text:p text:style-name="P1"><text:span text:style-name="T1">3 TRD1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1cm" svg:height="0.6cm" svg:x="5.7cm" svg:y="3.6cm">
          <text:p text:style-name="P1"><text:span text:style-name="T1">4 TRD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1cm" svg:height="0.6cm" svg:x="5.7cm" svg:y="4.2cm">
          <text:p text:style-name="P1"><text:span text:style-name="T1">5 TRD2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1cm" svg:height="0.6cm" svg:x="5.7cm" svg:y="4.8cm">
          <text:p text:style-name="P1"><text:span text:style-name="T1">6 TRD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1cm" svg:height="0.6cm" svg:x="5.7cm" svg:y="5.4cm">
          <text:p text:style-name="P1"><text:span text:style-name="T1">7 TRD3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1cm" svg:height="0.6cm" svg:x="5.7cm" svg:y="6cm">
          <text:p text:style-name="P1"><text:span text:style-name="T1">8 TRD3-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cm" svg:y1="2.1cm" svg:x2="5.7cm" svg:y2="2.1cm" draw:start-shape="id1" draw:start-glue-point="1" draw:end-shape="id2" draw:end-glue-point="3" svg:d="M4000 2100h1700" svg:viewBox="0 0 1701 1">
          <text:p/>
        </draw:connector>
        <draw:connector draw:style-name="gr2" draw:text-style-name="P3" draw:layer="layout" draw:type="line" svg:x1="4cm" svg:y1="2.7cm" svg:x2="5.7cm" svg:y2="2.7cm" draw:start-shape="id3" draw:start-glue-point="1" draw:end-shape="id4" draw:end-glue-point="3" svg:d="M4000 2700h1700" svg:viewBox="0 0 1701 1">
          <text:p/>
        </draw:connector>
        <draw:connector draw:style-name="gr2" draw:text-style-name="P3" draw:layer="layout" draw:type="line" svg:x1="4cm" svg:y1="3.3cm" svg:x2="5.7cm" svg:y2="3.3cm" draw:start-shape="id5" draw:start-glue-point="1" draw:end-shape="id6" draw:end-glue-point="3" svg:d="M4000 3300h1700" svg:viewBox="0 0 1701 1">
          <text:p/>
        </draw:connector>
        <draw:connector draw:style-name="gr2" draw:text-style-name="P3" draw:layer="layout" draw:type="line" svg:x1="4cm" svg:y1="3.9cm" svg:x2="5.7cm" svg:y2="3.9cm" draw:start-shape="id7" draw:start-glue-point="1" draw:end-shape="id8" draw:end-glue-point="3" svg:d="M4000 3900h1700" svg:viewBox="0 0 1701 1">
          <text:p/>
        </draw:connector>
        <draw:connector draw:style-name="gr2" draw:text-style-name="P3" draw:layer="layout" draw:type="line" svg:x1="4cm" svg:y1="4.5cm" svg:x2="5.7cm" svg:y2="4.5cm" draw:start-shape="id9" draw:start-glue-point="1" draw:end-shape="id10" draw:end-glue-point="3" svg:d="M4000 4500h1700" svg:viewBox="0 0 1701 1">
          <text:p/>
        </draw:connector>
        <draw:connector draw:style-name="gr2" draw:text-style-name="P3" draw:layer="layout" draw:type="line" svg:x1="4cm" svg:y1="5.1cm" svg:x2="5.7cm" svg:y2="5.1cm" draw:start-shape="id11" draw:start-glue-point="1" draw:end-shape="id12" draw:end-glue-point="3" svg:d="M4000 5100h1700" svg:viewBox="0 0 1701 1">
          <text:p/>
        </draw:connector>
        <draw:connector draw:style-name="gr2" draw:text-style-name="P3" draw:layer="layout" draw:type="line" svg:x1="4cm" svg:y1="5.7cm" svg:x2="5.7cm" svg:y2="5.7cm" draw:start-shape="id13" draw:start-glue-point="1" draw:end-shape="id14" svg:d="M4000 5700h1700" svg:viewBox="0 0 1701 1">
          <text:p/>
        </draw:connector>
        <draw:connector draw:style-name="gr2" draw:text-style-name="P3" draw:layer="layout" draw:type="line" svg:x1="4cm" svg:y1="6.3cm" svg:x2="5.7cm" svg:y2="6.3cm" draw:start-shape="id15" draw:start-glue-point="1" draw:end-shape="id16" svg:d="M4000 6300h1700" svg:viewBox="0 0 1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00:55:57.424000000</meta:creation-date>
    <dc:date>2016-07-28T01:52:27.003000000</dc:date>
    <meta:editing-duration>PT41M8S</meta:editing-duration>
    <meta:editing-cycles>4</meta:editing-cycles>
    <meta:generator>LibreOffice/5.0.4.2$Windows_x86 LibreOffice_project/2b9802c1994aa0b7dc6079e128979269cf95bc78</meta:generator>
    <meta:document-statistic meta:object-count="24"/>
  </office:meta>
</office:document-meta>
</file>